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62.92pt" svg:y="6.01pt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102.42pt" svg:x="516.5pt" svg:y="316.97pt">
            <draw:object draw:notify-on-update-of-ranges="Sheet1.A28:Sheet1.A44 Sheet1.G28:Sheet1.G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8.29pt" svg:y="422.99pt">
            <draw:object draw:notify-on-update-of-ranges="Sheet1.A28:Sheet1.A44 Sheet1.D28:Sheet1.D44 Sheet1.A28:Sheet1.A44 Sheet1.F28:Sheet1.F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SIN((PI()*[.A1])/[.$A$21]);2)" office:value-type="float" office:value="0" calcext:value-type="float">
            <text:p>0</text:p>
          </table:table-cell>
          <table:table-cell table:formula="of:=[.B1]/[.$B$23]" office:value-type="float" office:value="0" calcext:value-type="float">
            <text:p>0</text:p>
          </table:table-cell>
          <table:table-cell table:formula="of:=[.C1]*2^15" office:value-type="float" office:value="0" calcext:value-type="float">
            <text:p>0</text:p>
          </table:table-cell>
          <table:table-cell table:formula="of:=DEC2HEX([.D1];3)" office:value-type="string" office:string-value="000" calcext:value-type="string">
            <text:p>000</text:p>
          </table:table-cell>
          <table:table-cell table:formula="of:=HEX2DEC([.E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2])/[.$A$21]);2)" office:value-type="float" office:value="0.0244717418524232" calcext:value-type="float">
            <text:p>0.024471741852423</text:p>
          </table:table-cell>
          <table:table-cell table:formula="of:=[.B2]/[.$B$23]" office:value-type="float" office:value="0.00244717418524232" calcext:value-type="float">
            <text:p>0.002447174185242</text:p>
          </table:table-cell>
          <table:table-cell table:formula="of:=[.C2]*2^15" office:value-type="float" office:value="80.1890037020204" calcext:value-type="float">
            <text:p>80.1890037020204</text:p>
          </table:table-cell>
          <table:table-cell table:formula="of:=DEC2HEX([.D2];3)" office:value-type="string" office:string-value="050" calcext:value-type="string">
            <text:p>050</text:p>
          </table:table-cell>
          <table:table-cell table:formula="of:=HEX2DEC([.E2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3])/[.$A$21]);2)" office:value-type="float" office:value="0.0954915028125263" calcext:value-type="float">
            <text:p>0.095491502812526</text:p>
          </table:table-cell>
          <table:table-cell table:formula="of:=[.B3]/[.$B$23]" office:value-type="float" office:value="0.00954915028125263" calcext:value-type="float">
            <text:p>0.009549150281253</text:p>
          </table:table-cell>
          <table:table-cell table:formula="of:=[.C3]*2^15" office:value-type="float" office:value="312.906556416086" calcext:value-type="float">
            <text:p>312.906556416086</text:p>
          </table:table-cell>
          <table:table-cell table:formula="of:=DEC2HEX([.D3];3)" office:value-type="string" office:string-value="138" calcext:value-type="string">
            <text:p>138</text:p>
          </table:table-cell>
          <table:table-cell table:formula="of:=HEX2DEC([.E3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4])/[.$A$21]);2)" office:value-type="float" office:value="0.206107373853763" calcext:value-type="float">
            <text:p>0.206107373853763</text:p>
          </table:table-cell>
          <table:table-cell table:formula="of:=[.B4]/[.$B$23]" office:value-type="float" office:value="0.0206107373853763" calcext:value-type="float">
            <text:p>0.020610737385376</text:p>
          </table:table-cell>
          <table:table-cell table:formula="of:=[.C4]*2^15" office:value-type="float" office:value="675.372642644012" calcext:value-type="float">
            <text:p>675.372642644012</text:p>
          </table:table-cell>
          <table:table-cell table:formula="of:=DEC2HEX([.D4];3)" office:value-type="string" office:string-value="2A3" calcext:value-type="string">
            <text:p>2A3</text:p>
          </table:table-cell>
          <table:table-cell table:formula="of:=HEX2DEC([.E4])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5])/[.$A$21]);2)" office:value-type="float" office:value="0.345491502812526" calcext:value-type="float">
            <text:p>0.345491502812526</text:p>
          </table:table-cell>
          <table:table-cell table:formula="of:=[.B5]/[.$B$23]" office:value-type="float" office:value="0.0345491502812526" calcext:value-type="float">
            <text:p>0.034549150281253</text:p>
          </table:table-cell>
          <table:table-cell table:formula="of:=[.C5]*2^15" office:value-type="float" office:value="1132.10655641609" calcext:value-type="float">
            <text:p>1132.10655641609</text:p>
          </table:table-cell>
          <table:table-cell table:formula="of:=DEC2HEX([.D5];3)" office:value-type="string" office:string-value="46C" calcext:value-type="string">
            <text:p>46C</text:p>
          </table:table-cell>
          <table:table-cell table:formula="of:=HEX2DEC([.E5])"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])/[.$A$21]);2)" office:value-type="float" office:value="0.5" calcext:value-type="float">
            <text:p>0.5</text:p>
          </table:table-cell>
          <table:table-cell table:formula="of:=[.B6]/[.$B$23]" office:value-type="float" office:value="0.05" calcext:value-type="float">
            <text:p>0.05</text:p>
          </table:table-cell>
          <table:table-cell table:formula="of:=[.C6]*2^15" office:value-type="float" office:value="1638.4" calcext:value-type="float">
            <text:p>1638.4</text:p>
          </table:table-cell>
          <table:table-cell table:formula="of:=DEC2HEX([.D6];3)" office:value-type="string" office:string-value="666" calcext:value-type="string">
            <text:p>666</text:p>
          </table:table-cell>
          <table:table-cell table:formula="of:=HEX2DEC([.E6])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7])/[.$A$21]);2)" office:value-type="float" office:value="0.654508497187474" calcext:value-type="float">
            <text:p>0.654508497187474</text:p>
          </table:table-cell>
          <table:table-cell table:formula="of:=[.B7]/[.$B$23]" office:value-type="float" office:value="0.0654508497187474" calcext:value-type="float">
            <text:p>0.065450849718747</text:p>
          </table:table-cell>
          <table:table-cell table:formula="of:=[.C7]*2^15" office:value-type="float" office:value="2144.69344358391" calcext:value-type="float">
            <text:p>2144.69344358391</text:p>
          </table:table-cell>
          <table:table-cell table:formula="of:=DEC2HEX([.D7];3)" office:value-type="string" office:string-value="860" calcext:value-type="string">
            <text:p>860</text:p>
          </table:table-cell>
          <table:table-cell table:formula="of:=HEX2DEC([.E7])"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8])/[.$A$21]);2)" office:value-type="float" office:value="0.793892626146236" calcext:value-type="float">
            <text:p>0.793892626146236</text:p>
          </table:table-cell>
          <table:table-cell table:formula="of:=[.B8]/[.$B$23]" office:value-type="float" office:value="0.0793892626146236" calcext:value-type="float">
            <text:p>0.079389262614624</text:p>
          </table:table-cell>
          <table:table-cell table:formula="of:=[.C8]*2^15" office:value-type="float" office:value="2601.42735735599" calcext:value-type="float">
            <text:p>2601.42735735599</text:p>
          </table:table-cell>
          <table:table-cell table:formula="of:=DEC2HEX([.D8];3)" office:value-type="string" office:string-value="A29" calcext:value-type="string">
            <text:p>A29</text:p>
          </table:table-cell>
          <table:table-cell table:formula="of:=HEX2DEC([.E8])"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9])/[.$A$21]);2)" office:value-type="float" office:value="0.904508497187474" calcext:value-type="float">
            <text:p>0.904508497187474</text:p>
          </table:table-cell>
          <table:table-cell table:formula="of:=[.B9]/[.$B$23]" office:value-type="float" office:value="0.0904508497187474" calcext:value-type="float">
            <text:p>0.090450849718747</text:p>
          </table:table-cell>
          <table:table-cell table:formula="of:=[.C9]*2^15" office:value-type="float" office:value="2963.89344358391" calcext:value-type="float">
            <text:p>2963.89344358391</text:p>
          </table:table-cell>
          <table:table-cell table:formula="of:=DEC2HEX([.D9];3)" office:value-type="string" office:string-value="B93" calcext:value-type="string">
            <text:p>B93</text:p>
          </table:table-cell>
          <table:table-cell table:formula="of:=HEX2DEC([.E9])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10])/[.$A$21]);2)" office:value-type="float" office:value="0.975528258147577" calcext:value-type="float">
            <text:p>0.975528258147577</text:p>
          </table:table-cell>
          <table:table-cell table:formula="of:=[.B10]/[.$B$23]" office:value-type="float" office:value="0.0975528258147577" calcext:value-type="float">
            <text:p>0.097552825814758</text:p>
          </table:table-cell>
          <table:table-cell table:formula="of:=[.C10]*2^15" office:value-type="float" office:value="3196.61099629798" calcext:value-type="float">
            <text:p>3196.61099629798</text:p>
          </table:table-cell>
          <table:table-cell table:formula="of:=DEC2HEX([.D10];3)" office:value-type="string" office:string-value="C7C" calcext:value-type="string">
            <text:p>C7C</text:p>
          </table:table-cell>
          <table:table-cell table:formula="of:=HEX2DEC([.E10])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11])/[.$A$21]);2)" office:value-type="float" office:value="1" calcext:value-type="float">
            <text:p>1</text:p>
          </table:table-cell>
          <table:table-cell table:formula="of:=[.B11]/[.$B$23]" office:value-type="float" office:value="0.1" calcext:value-type="float">
            <text:p>0.1</text:p>
          </table:table-cell>
          <table:table-cell table:formula="of:=[.C11]*2^15" office:value-type="float" office:value="3276.8" calcext:value-type="float">
            <text:p>3276.8</text:p>
          </table:table-cell>
          <table:table-cell table:formula="of:=DEC2HEX([.D11];3)" office:value-type="string" office:string-value="CCC" calcext:value-type="string">
            <text:p>CCC</text:p>
          </table:table-cell>
          <table:table-cell table:formula="of:=HEX2DEC([.E11])"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12])/[.$A$21]);2)" office:value-type="float" office:value="0.975528258147577" calcext:value-type="float">
            <text:p>0.975528258147577</text:p>
          </table:table-cell>
          <table:table-cell table:formula="of:=[.B12]/[.$B$23]" office:value-type="float" office:value="0.0975528258147577" calcext:value-type="float">
            <text:p>0.097552825814758</text:p>
          </table:table-cell>
          <table:table-cell table:formula="of:=[.C12]*2^15" office:value-type="float" office:value="3196.61099629798" calcext:value-type="float">
            <text:p>3196.61099629798</text:p>
          </table:table-cell>
          <table:table-cell table:formula="of:=DEC2HEX([.D12];3)" office:value-type="string" office:string-value="C7C" calcext:value-type="string">
            <text:p>C7C</text:p>
          </table:table-cell>
          <table:table-cell table:formula="of:=HEX2DEC([.E12])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13])/[.$A$21]);2)" office:value-type="float" office:value="0.904508497187474" calcext:value-type="float">
            <text:p>0.904508497187474</text:p>
          </table:table-cell>
          <table:table-cell table:formula="of:=[.B13]/[.$B$23]" office:value-type="float" office:value="0.0904508497187474" calcext:value-type="float">
            <text:p>0.090450849718747</text:p>
          </table:table-cell>
          <table:table-cell table:formula="of:=[.C13]*2^15" office:value-type="float" office:value="2963.89344358391" calcext:value-type="float">
            <text:p>2963.89344358391</text:p>
          </table:table-cell>
          <table:table-cell table:formula="of:=DEC2HEX([.D13];3)" office:value-type="string" office:string-value="B93" calcext:value-type="string">
            <text:p>B93</text:p>
          </table:table-cell>
          <table:table-cell table:formula="of:=HEX2DEC([.E13])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14])/[.$A$21]);2)" office:value-type="float" office:value="0.793892626146237" calcext:value-type="float">
            <text:p>0.793892626146237</text:p>
          </table:table-cell>
          <table:table-cell table:formula="of:=[.B14]/[.$B$23]" office:value-type="float" office:value="0.0793892626146237" calcext:value-type="float">
            <text:p>0.079389262614624</text:p>
          </table:table-cell>
          <table:table-cell table:formula="of:=[.C14]*2^15" office:value-type="float" office:value="2601.42735735599" calcext:value-type="float">
            <text:p>2601.42735735599</text:p>
          </table:table-cell>
          <table:table-cell table:formula="of:=DEC2HEX([.D14];3)" office:value-type="string" office:string-value="A29" calcext:value-type="string">
            <text:p>A29</text:p>
          </table:table-cell>
          <table:table-cell table:formula="of:=HEX2DEC([.E14])"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15])/[.$A$21]);2)" office:value-type="float" office:value="0.654508497187474" calcext:value-type="float">
            <text:p>0.654508497187474</text:p>
          </table:table-cell>
          <table:table-cell table:formula="of:=[.B15]/[.$B$23]" office:value-type="float" office:value="0.0654508497187474" calcext:value-type="float">
            <text:p>0.065450849718747</text:p>
          </table:table-cell>
          <table:table-cell table:formula="of:=[.C15]*2^15" office:value-type="float" office:value="2144.69344358391" calcext:value-type="float">
            <text:p>2144.69344358391</text:p>
          </table:table-cell>
          <table:table-cell table:formula="of:=DEC2HEX([.D15];3)" office:value-type="string" office:string-value="860" calcext:value-type="string">
            <text:p>860</text:p>
          </table:table-cell>
          <table:table-cell table:formula="of:=HEX2DEC([.E15])"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16])/[.$A$21]);2)" office:value-type="float" office:value="0.5" calcext:value-type="float">
            <text:p>0.5</text:p>
          </table:table-cell>
          <table:table-cell table:formula="of:=[.B16]/[.$B$23]" office:value-type="float" office:value="0.05" calcext:value-type="float">
            <text:p>0.05</text:p>
          </table:table-cell>
          <table:table-cell table:formula="of:=[.C16]*2^15" office:value-type="float" office:value="1638.4" calcext:value-type="float">
            <text:p>1638.4</text:p>
          </table:table-cell>
          <table:table-cell table:formula="of:=DEC2HEX([.D16];3)" office:value-type="string" office:string-value="666" calcext:value-type="string">
            <text:p>666</text:p>
          </table:table-cell>
          <table:table-cell table:formula="of:=HEX2DEC([.E16])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17])/[.$A$21]);2)" office:value-type="float" office:value="0.345491502812526" calcext:value-type="float">
            <text:p>0.345491502812526</text:p>
          </table:table-cell>
          <table:table-cell table:formula="of:=[.B17]/[.$B$23]" office:value-type="float" office:value="0.0345491502812526" calcext:value-type="float">
            <text:p>0.034549150281253</text:p>
          </table:table-cell>
          <table:table-cell table:formula="of:=[.C17]*2^15" office:value-type="float" office:value="1132.10655641609" calcext:value-type="float">
            <text:p>1132.10655641609</text:p>
          </table:table-cell>
          <table:table-cell table:formula="of:=DEC2HEX([.D17];3)" office:value-type="string" office:string-value="46C" calcext:value-type="string">
            <text:p>46C</text:p>
          </table:table-cell>
          <table:table-cell table:formula="of:=HEX2DEC([.E17])"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18])/[.$A$21]);2)" office:value-type="float" office:value="0.206107373853763" calcext:value-type="float">
            <text:p>0.206107373853763</text:p>
          </table:table-cell>
          <table:table-cell table:formula="of:=[.B18]/[.$B$23]" office:value-type="float" office:value="0.0206107373853763" calcext:value-type="float">
            <text:p>0.020610737385376</text:p>
          </table:table-cell>
          <table:table-cell table:formula="of:=[.C18]*2^15" office:value-type="float" office:value="675.372642644012" calcext:value-type="float">
            <text:p>675.372642644012</text:p>
          </table:table-cell>
          <table:table-cell table:formula="of:=DEC2HEX([.D18];3)" office:value-type="string" office:string-value="2A3" calcext:value-type="string">
            <text:p>2A3</text:p>
          </table:table-cell>
          <table:table-cell table:formula="of:=HEX2DEC([.E18])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19])/[.$A$21]);2)" office:value-type="float" office:value="0.0954915028125263" calcext:value-type="float">
            <text:p>0.095491502812526</text:p>
          </table:table-cell>
          <table:table-cell table:formula="of:=[.B19]/[.$B$23]" office:value-type="float" office:value="0.00954915028125263" calcext:value-type="float">
            <text:p>0.009549150281253</text:p>
          </table:table-cell>
          <table:table-cell table:formula="of:=[.C19]*2^15" office:value-type="float" office:value="312.906556416086" calcext:value-type="float">
            <text:p>312.906556416086</text:p>
          </table:table-cell>
          <table:table-cell table:formula="of:=DEC2HEX([.D19];3)" office:value-type="string" office:string-value="138" calcext:value-type="string">
            <text:p>138</text:p>
          </table:table-cell>
          <table:table-cell table:formula="of:=HEX2DEC([.E19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20])/[.$A$21]);2)" office:value-type="float" office:value="0.0244717418524232" calcext:value-type="float">
            <text:p>0.024471741852423</text:p>
          </table:table-cell>
          <table:table-cell table:formula="of:=[.B20]/[.$B$23]" office:value-type="float" office:value="0.00244717418524232" calcext:value-type="float">
            <text:p>0.002447174185242</text:p>
          </table:table-cell>
          <table:table-cell table:formula="of:=[.C20]*2^15" office:value-type="float" office:value="80.1890037020205" calcext:value-type="float">
            <text:p>80.1890037020205</text:p>
          </table:table-cell>
          <table:table-cell table:formula="of:=DEC2HEX([.D20];3)" office:value-type="string" office:string-value="050" calcext:value-type="string">
            <text:p>050</text:p>
          </table:table-cell>
          <table:table-cell table:formula="of:=HEX2DEC([.E2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21])/[.$A$21]);2)" office:value-type="float" office:value="1.49975978266186E-032" calcext:value-type="float">
            <text:p>1.49975978266186E-32</text:p>
          </table:table-cell>
          <table:table-cell table:formula="of:=[.B21]/[.$B$23]" office:value-type="float" office:value="1.49975978266186E-033" calcext:value-type="float">
            <text:p>1.49975978266186E-33</text:p>
          </table:table-cell>
          <table:table-cell table:formula="of:=[.C21]*2^15" office:value-type="float" office:value="4.91441285582638E-029" calcext:value-type="float">
            <text:p>4.91441285582638E-29</text:p>
          </table:table-cell>
          <table:table-cell table:formula="of:=DEC2HEX([.D21];3)" office:value-type="string" office:string-value="000" calcext:value-type="string">
            <text:p>000</text:p>
          </table:table-cell>
          <table:table-cell table:formula="of:=HEX2DEC([.E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1:.B21])" office:value-type="float" office:value="10" calcext:value-type="float">
            <text:p>10</text:p>
          </table:table-cell>
          <table:table-cell table:formula="of:=SUM([.C1:.C21])" office:value-type="float" office:value="1" calcext:value-type="float">
            <text:p>1</text:p>
          </table:table-cell>
          <table:table-cell table:formula="of:=SUM([.D1:.D21])" office:value-type="float" office:value="32768" calcext:value-type="float">
            <text:p>32768</text:p>
          </table:table-cell>
          <table:table-cell/>
          <table:table-cell table:style-name="ce3" table:formula="of:=DEC2HEX(SUM([.F1:.F21])*2^4)" office:value-type="string" office:string-value="7FF60" calcext:value-type="string">
            <text:p>7FF6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formula="of:=[.A1]" office:value-type="float" office:value="0" calcext:value-type="float">
            <text:p>0</text:p>
          </table:table-cell>
          <table:table-cell table:formula="of:=POWER(SIN((PI()*[.A28])/[.$A$44]);2)" office:value-type="float" office:value="0" calcext:value-type="float">
            <text:p>0</text:p>
          </table:table-cell>
          <table:table-cell table:formula="of:=[.B28]/[.$B$46]" office:value-type="float" office:value="0" calcext:value-type="float">
            <text:p>0</text:p>
          </table:table-cell>
          <table:table-cell table:formula="of:=[.C28]*2^9" office:value-type="float" office:value="0" calcext:value-type="float">
            <text:p>0</text:p>
          </table:table-cell>
          <table:table-cell table:style-name="ce2" table:formula="of:=DEC2HEX([.D28];2)" office:value-type="string" office:string-value="00" calcext:value-type="string">
            <text:p>00</text:p>
          </table:table-cell>
          <table:table-cell table:formula="of:=HEX2DEC([.E28])" office:value-type="float" office:value="0" calcext:value-type="float">
            <text:p>0</text:p>
          </table:table-cell>
          <table:table-cell table:formula="of:=HEX2DEC([.E28])-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POWER(SIN((PI()*[.A29])/[.$A$44]);2)" office:value-type="float" office:value="0.0380602337443566" calcext:value-type="float">
            <text:p>0.038060233744357</text:p>
          </table:table-cell>
          <table:table-cell table:formula="of:=[.B29]/[.$B$46]" office:value-type="float" office:value="0.00475752921804458" calcext:value-type="float">
            <text:p>0.004757529218045</text:p>
          </table:table-cell>
          <table:table-cell table:formula="of:=[.C29]*2^9" office:value-type="float" office:value="2.43585495963882" calcext:value-type="float">
            <text:p>2.43585495963882</text:p>
          </table:table-cell>
          <table:table-cell table:formula="of:=DEC2HEX([.D29];2)" office:value-type="string" office:string-value="02" calcext:value-type="string">
            <text:p>02</text:p>
          </table:table-cell>
          <table:table-cell table:formula="of:=HEX2DEC([.E29])" office:value-type="float" office:value="2" calcext:value-type="float">
            <text:p>2</text:p>
          </table:table-cell>
          <table:table-cell table:formula="of:=HEX2DEC([.E29])-[.D29]" office:value-type="float" office:value="-0.435854959638824" calcext:value-type="float">
            <text:p>-0.435854959638824</text:p>
          </table:table-cell>
          <table:table-cell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POWER(SIN((PI()*[.A30])/[.$A$44]);2)" office:value-type="float" office:value="0.146446609406726" calcext:value-type="float">
            <text:p>0.146446609406726</text:p>
          </table:table-cell>
          <table:table-cell table:formula="of:=[.B30]/[.$B$46]" office:value-type="float" office:value="0.0183058261758408" calcext:value-type="float">
            <text:p>0.018305826175841</text:p>
          </table:table-cell>
          <table:table-cell table:formula="of:=[.C30]*2^9" office:value-type="float" office:value="9.37258300203048" calcext:value-type="float">
            <text:p>9.37258300203048</text:p>
          </table:table-cell>
          <table:table-cell table:formula="of:=DEC2HEX([.D30];2)" office:value-type="string" office:string-value="09" calcext:value-type="string">
            <text:p>09</text:p>
          </table:table-cell>
          <table:table-cell table:formula="of:=HEX2DEC([.E30])" office:value-type="float" office:value="9" calcext:value-type="float">
            <text:p>9</text:p>
          </table:table-cell>
          <table:table-cell table:formula="of:=HEX2DEC([.E30])-[.D30]" office:value-type="float" office:value="-0.372583002030479" calcext:value-type="float">
            <text:p>-0.372583002030479</text:p>
          </table:table-cell>
          <table:table-cell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POWER(SIN((PI()*[.A31])/[.$A$44]);2)" office:value-type="float" office:value="0.308658283817455" calcext:value-type="float">
            <text:p>0.308658283817455</text:p>
          </table:table-cell>
          <table:table-cell table:formula="of:=[.B31]/[.$B$46]" office:value-type="float" office:value="0.0385822854771819" calcext:value-type="float">
            <text:p>0.038582285477182</text:p>
          </table:table-cell>
          <table:table-cell table:formula="of:=[.C31]*2^9" office:value-type="float" office:value="19.7541301643171" calcext:value-type="float">
            <text:p>19.7541301643171</text:p>
          </table:table-cell>
          <table:table-cell table:formula="of:=DEC2HEX([.D31];2)" office:value-type="string" office:string-value="13" calcext:value-type="string">
            <text:p>13</text:p>
          </table:table-cell>
          <table:table-cell table:formula="of:=HEX2DEC([.E31])" office:value-type="float" office:value="19" calcext:value-type="float">
            <text:p>19</text:p>
          </table:table-cell>
          <table:table-cell table:formula="of:=HEX2DEC([.E31])-[.D31]" office:value-type="float" office:value="-0.754130164317125" calcext:value-type="float">
            <text:p>-0.754130164317125</text:p>
          </table:table-cell>
          <table:table-cell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POWER(SIN((PI()*[.A32])/[.$A$44]);2)" office:value-type="float" office:value="0.5" calcext:value-type="float">
            <text:p>0.5</text:p>
          </table:table-cell>
          <table:table-cell table:formula="of:=[.B32]/[.$B$46]" office:value-type="float" office:value="0.0625" calcext:value-type="float">
            <text:p>0.0625</text:p>
          </table:table-cell>
          <table:table-cell table:formula="of:=[.C32]*2^9" office:value-type="float" office:value="32" calcext:value-type="float">
            <text:p>32</text:p>
          </table:table-cell>
          <table:table-cell table:formula="of:=DEC2HEX([.D32];2)" office:value-type="string" office:string-value="20" calcext:value-type="string">
            <text:p>20</text:p>
          </table:table-cell>
          <table:table-cell table:formula="of:=HEX2DEC([.E32])" office:value-type="float" office:value="32" calcext:value-type="float">
            <text:p>32</text:p>
          </table:table-cell>
          <table:table-cell table:formula="of:=HEX2DEC([.E32])-[.D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POWER(SIN((PI()*[.A33])/[.$A$44]);2)" office:value-type="float" office:value="0.691341716182545" calcext:value-type="float">
            <text:p>0.691341716182545</text:p>
          </table:table-cell>
          <table:table-cell table:formula="of:=[.B33]/[.$B$46]" office:value-type="float" office:value="0.0864177145228181" calcext:value-type="float">
            <text:p>0.086417714522818</text:p>
          </table:table-cell>
          <table:table-cell table:formula="of:=[.C33]*2^9" office:value-type="float" office:value="44.2458698356829" calcext:value-type="float">
            <text:p>44.2458698356829</text:p>
          </table:table-cell>
          <table:table-cell table:formula="of:=DEC2HEX([.D33];2)" office:value-type="string" office:string-value="2C" calcext:value-type="string">
            <text:p>2C</text:p>
          </table:table-cell>
          <table:table-cell table:formula="of:=HEX2DEC([.E33])" office:value-type="float" office:value="44" calcext:value-type="float">
            <text:p>44</text:p>
          </table:table-cell>
          <table:table-cell table:formula="of:=HEX2DEC([.E33])-[.D33]" office:value-type="float" office:value="-0.245869835682875" calcext:value-type="float">
            <text:p>-0.245869835682875</text:p>
          </table:table-cell>
          <table:table-cell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POWER(SIN((PI()*[.A34])/[.$A$44]);2)" office:value-type="float" office:value="0.853553390593274" calcext:value-type="float">
            <text:p>0.853553390593274</text:p>
          </table:table-cell>
          <table:table-cell table:formula="of:=[.B34]/[.$B$46]" office:value-type="float" office:value="0.106694173824159" calcext:value-type="float">
            <text:p>0.106694173824159</text:p>
          </table:table-cell>
          <table:table-cell table:formula="of:=[.C34]*2^9" office:value-type="float" office:value="54.6274169979695" calcext:value-type="float">
            <text:p>54.6274169979695</text:p>
          </table:table-cell>
          <table:table-cell table:formula="of:=DEC2HEX([.D34];2)" office:value-type="string" office:string-value="36" calcext:value-type="string">
            <text:p>36</text:p>
          </table:table-cell>
          <table:table-cell table:formula="of:=HEX2DEC([.E34])" office:value-type="float" office:value="54" calcext:value-type="float">
            <text:p>54</text:p>
          </table:table-cell>
          <table:table-cell table:formula="of:=HEX2DEC([.E34])-[.D34]" office:value-type="float" office:value="-0.627416997969519" calcext:value-type="float">
            <text:p>-0.627416997969519</text:p>
          </table:table-cell>
          <table:table-cell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POWER(SIN((PI()*[.A35])/[.$A$44]);2)" office:value-type="float" office:value="0.961939766255643" calcext:value-type="float">
            <text:p>0.961939766255643</text:p>
          </table:table-cell>
          <table:table-cell table:formula="of:=[.B35]/[.$B$46]" office:value-type="float" office:value="0.120242470781955" calcext:value-type="float">
            <text:p>0.120242470781955</text:p>
          </table:table-cell>
          <table:table-cell table:formula="of:=[.C35]*2^9" office:value-type="float" office:value="61.5641450403612" calcext:value-type="float">
            <text:p>61.5641450403612</text:p>
          </table:table-cell>
          <table:table-cell table:formula="of:=DEC2HEX([.D35];2)" office:value-type="string" office:string-value="3D" calcext:value-type="string">
            <text:p>3D</text:p>
          </table:table-cell>
          <table:table-cell table:formula="of:=HEX2DEC([.E35])" office:value-type="float" office:value="61" calcext:value-type="float">
            <text:p>61</text:p>
          </table:table-cell>
          <table:table-cell table:formula="of:=HEX2DEC([.E35])-[.D35]" office:value-type="float" office:value="-0.564145040361176" calcext:value-type="float">
            <text:p>-0.564145040361176</text:p>
          </table:table-cell>
          <table:table-cell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POWER(SIN((PI()*[.A36])/[.$A$44]);2)" office:value-type="float" office:value="1" calcext:value-type="float">
            <text:p>1</text:p>
          </table:table-cell>
          <table:table-cell table:formula="of:=[.B36]/[.$B$46]" office:value-type="float" office:value="0.125" calcext:value-type="float">
            <text:p>0.125</text:p>
          </table:table-cell>
          <table:table-cell table:formula="of:=[.C36]*2^9" office:value-type="float" office:value="64" calcext:value-type="float">
            <text:p>64</text:p>
          </table:table-cell>
          <table:table-cell table:formula="of:=DEC2HEX([.D36];2)" office:value-type="string" office:string-value="40" calcext:value-type="string">
            <text:p>40</text:p>
          </table:table-cell>
          <table:table-cell table:formula="of:=HEX2DEC([.E36])" office:value-type="float" office:value="64" calcext:value-type="float">
            <text:p>64</text:p>
          </table:table-cell>
          <table:table-cell table:formula="of:=HEX2DEC([.E36])-[.D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POWER(SIN((PI()*[.A37])/[.$A$44]);2)" office:value-type="float" office:value="0.961939766255643" calcext:value-type="float">
            <text:p>0.961939766255643</text:p>
          </table:table-cell>
          <table:table-cell table:formula="of:=[.B37]/[.$B$46]" office:value-type="float" office:value="0.120242470781955" calcext:value-type="float">
            <text:p>0.120242470781955</text:p>
          </table:table-cell>
          <table:table-cell table:formula="of:=[.C37]*2^9" office:value-type="float" office:value="61.5641450403612" calcext:value-type="float">
            <text:p>61.5641450403612</text:p>
          </table:table-cell>
          <table:table-cell table:formula="of:=DEC2HEX([.D37];2)" office:value-type="string" office:string-value="3D" calcext:value-type="string">
            <text:p>3D</text:p>
          </table:table-cell>
          <table:table-cell table:formula="of:=HEX2DEC([.E37])" office:value-type="float" office:value="61" calcext:value-type="float">
            <text:p>61</text:p>
          </table:table-cell>
          <table:table-cell table:formula="of:=HEX2DEC([.E37])-[.D37]" office:value-type="float" office:value="-0.564145040361176" calcext:value-type="float">
            <text:p>-0.564145040361176</text:p>
          </table:table-cell>
          <table:table-cell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POWER(SIN((PI()*[.A38])/[.$A$44]);2)" office:value-type="float" office:value="0.853553390593274" calcext:value-type="float">
            <text:p>0.853553390593274</text:p>
          </table:table-cell>
          <table:table-cell table:formula="of:=[.B38]/[.$B$46]" office:value-type="float" office:value="0.106694173824159" calcext:value-type="float">
            <text:p>0.106694173824159</text:p>
          </table:table-cell>
          <table:table-cell table:formula="of:=[.C38]*2^9" office:value-type="float" office:value="54.6274169979695" calcext:value-type="float">
            <text:p>54.6274169979695</text:p>
          </table:table-cell>
          <table:table-cell table:formula="of:=DEC2HEX([.D38];2)" office:value-type="string" office:string-value="36" calcext:value-type="string">
            <text:p>36</text:p>
          </table:table-cell>
          <table:table-cell table:formula="of:=HEX2DEC([.E38])" office:value-type="float" office:value="54" calcext:value-type="float">
            <text:p>54</text:p>
          </table:table-cell>
          <table:table-cell table:formula="of:=HEX2DEC([.E38])-[.D38]" office:value-type="float" office:value="-0.627416997969519" calcext:value-type="float">
            <text:p>-0.627416997969519</text:p>
          </table:table-cell>
          <table:table-cell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POWER(SIN((PI()*[.A39])/[.$A$44]);2)" office:value-type="float" office:value="0.691341716182545" calcext:value-type="float">
            <text:p>0.691341716182545</text:p>
          </table:table-cell>
          <table:table-cell table:formula="of:=[.B39]/[.$B$46]" office:value-type="float" office:value="0.0864177145228182" calcext:value-type="float">
            <text:p>0.086417714522818</text:p>
          </table:table-cell>
          <table:table-cell table:formula="of:=[.C39]*2^9" office:value-type="float" office:value="44.2458698356829" calcext:value-type="float">
            <text:p>44.2458698356829</text:p>
          </table:table-cell>
          <table:table-cell table:formula="of:=DEC2HEX([.D39];2)" office:value-type="string" office:string-value="2C" calcext:value-type="string">
            <text:p>2C</text:p>
          </table:table-cell>
          <table:table-cell table:formula="of:=HEX2DEC([.E39])" office:value-type="float" office:value="44" calcext:value-type="float">
            <text:p>44</text:p>
          </table:table-cell>
          <table:table-cell table:formula="of:=HEX2DEC([.E39])-[.D39]" office:value-type="float" office:value="-0.245869835682896" calcext:value-type="float">
            <text:p>-0.245869835682896</text:p>
          </table:table-cell>
          <table:table-cell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POWER(SIN((PI()*[.A40])/[.$A$44]);2)" office:value-type="float" office:value="0.5" calcext:value-type="float">
            <text:p>0.5</text:p>
          </table:table-cell>
          <table:table-cell table:formula="of:=[.B40]/[.$B$46]" office:value-type="float" office:value="0.0625" calcext:value-type="float">
            <text:p>0.0625</text:p>
          </table:table-cell>
          <table:table-cell table:formula="of:=[.C40]*2^9" office:value-type="float" office:value="32" calcext:value-type="float">
            <text:p>32</text:p>
          </table:table-cell>
          <table:table-cell table:formula="of:=DEC2HEX([.D40];2)" office:value-type="string" office:string-value="20" calcext:value-type="string">
            <text:p>20</text:p>
          </table:table-cell>
          <table:table-cell table:formula="of:=HEX2DEC([.E40])" office:value-type="float" office:value="32" calcext:value-type="float">
            <text:p>32</text:p>
          </table:table-cell>
          <table:table-cell table:formula="of:=HEX2DEC([.E40])-[.D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POWER(SIN((PI()*[.A41])/[.$A$44]);2)" office:value-type="float" office:value="0.308658283817455" calcext:value-type="float">
            <text:p>0.308658283817455</text:p>
          </table:table-cell>
          <table:table-cell table:formula="of:=[.B41]/[.$B$46]" office:value-type="float" office:value="0.0385822854771819" calcext:value-type="float">
            <text:p>0.038582285477182</text:p>
          </table:table-cell>
          <table:table-cell table:formula="of:=[.C41]*2^9" office:value-type="float" office:value="19.7541301643171" calcext:value-type="float">
            <text:p>19.7541301643171</text:p>
          </table:table-cell>
          <table:table-cell table:formula="of:=DEC2HEX([.D41];2)" office:value-type="string" office:string-value="13" calcext:value-type="string">
            <text:p>13</text:p>
          </table:table-cell>
          <table:table-cell table:formula="of:=HEX2DEC([.E41])" office:value-type="float" office:value="19" calcext:value-type="float">
            <text:p>19</text:p>
          </table:table-cell>
          <table:table-cell table:formula="of:=HEX2DEC([.E41])-[.D41]" office:value-type="float" office:value="-0.754130164317125" calcext:value-type="float">
            <text:p>-0.754130164317125</text:p>
          </table:table-cell>
          <table:table-cell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POWER(SIN((PI()*[.A42])/[.$A$44]);2)" office:value-type="float" office:value="0.146446609406726" calcext:value-type="float">
            <text:p>0.146446609406726</text:p>
          </table:table-cell>
          <table:table-cell table:formula="of:=[.B42]/[.$B$46]" office:value-type="float" office:value="0.0183058261758408" calcext:value-type="float">
            <text:p>0.018305826175841</text:p>
          </table:table-cell>
          <table:table-cell table:formula="of:=[.C42]*2^9" office:value-type="float" office:value="9.37258300203049" calcext:value-type="float">
            <text:p>9.37258300203049</text:p>
          </table:table-cell>
          <table:table-cell table:formula="of:=DEC2HEX([.D42];2)" office:value-type="string" office:string-value="09" calcext:value-type="string">
            <text:p>09</text:p>
          </table:table-cell>
          <table:table-cell table:formula="of:=HEX2DEC([.E42])" office:value-type="float" office:value="9" calcext:value-type="float">
            <text:p>9</text:p>
          </table:table-cell>
          <table:table-cell table:formula="of:=HEX2DEC([.E42])-[.D42]" office:value-type="float" office:value="-0.372583002030485" calcext:value-type="float">
            <text:p>-0.372583002030485</text:p>
          </table:table-cell>
          <table:table-cell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POWER(SIN((PI()*[.A43])/[.$A$44]);2)" office:value-type="float" office:value="0.0380602337443568" calcext:value-type="float">
            <text:p>0.038060233744357</text:p>
          </table:table-cell>
          <table:table-cell table:formula="of:=[.B43]/[.$B$46]" office:value-type="float" office:value="0.0047575292180446" calcext:value-type="float">
            <text:p>0.004757529218045</text:p>
          </table:table-cell>
          <table:table-cell table:formula="of:=[.C43]*2^9" office:value-type="float" office:value="2.43585495963883" calcext:value-type="float">
            <text:p>2.43585495963883</text:p>
          </table:table-cell>
          <table:table-cell table:formula="of:=DEC2HEX([.D43];2)" office:value-type="string" office:string-value="02" calcext:value-type="string">
            <text:p>02</text:p>
          </table:table-cell>
          <table:table-cell table:formula="of:=HEX2DEC([.E43])" office:value-type="float" office:value="2" calcext:value-type="float">
            <text:p>2</text:p>
          </table:table-cell>
          <table:table-cell table:formula="of:=HEX2DEC([.E43])-[.D43]" office:value-type="float" office:value="-0.435854959638832" calcext:value-type="float">
            <text:p>-0.435854959638832</text:p>
          </table:table-cell>
          <table:table-cell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POWER(SIN((PI()*[.A44])/[.$A$44]);2)" office:value-type="float" office:value="1.49975978266186E-032" calcext:value-type="float">
            <text:p>1.49975978266186E-32</text:p>
          </table:table-cell>
          <table:table-cell table:formula="of:=[.B44]/[.$B$46]" office:value-type="float" office:value="1.87469972832732E-033" calcext:value-type="float">
            <text:p>1.87469972832732E-33</text:p>
          </table:table-cell>
          <table:table-cell table:formula="of:=[.C44]*2^9" office:value-type="float" office:value="9.59846260903589E-031" calcext:value-type="float">
            <text:p>9.59846260903589E-31</text:p>
          </table:table-cell>
          <table:table-cell table:formula="of:=DEC2HEX([.D44];2)" office:value-type="string" office:string-value="00" calcext:value-type="string">
            <text:p>00</text:p>
          </table:table-cell>
          <table:table-cell table:formula="of:=HEX2DEC([.E44])" office:value-type="float" office:value="0" calcext:value-type="float">
            <text:p>0</text:p>
          </table:table-cell>
          <table:table-cell table:formula="of:=HEX2DEC([.E44])-[.D44]" office:value-type="float" office:value="-9.59846260903589E-031" calcext:value-type="float">
            <text:p>-9.59846260903589E-3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[.B28:.B44])" office:value-type="float" office:value="8" calcext:value-type="float">
            <text:p>8</text:p>
          </table:table-cell>
          <table:table-cell table:formula="of:=SUM([.C28:.C44])" office:value-type="float" office:value="1" calcext:value-type="float">
            <text:p>1</text:p>
          </table:table-cell>
          <table:table-cell table:formula="of:=SUM([.D28:.D44]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ax:</text:p>
          </table:table-cell>
          <table:table-cell table:formula="of:=DEC2HEX(SUM([.D28:.D44])*(2^4-1))" office:value-type="string" office:string-value="1E00" calcext:value-type="string">
            <text:p>1E00</text:p>
          </table:table-cell>
          <table:table-cell table:number-columns-repeated="2"/>
          <table:table-cell table:formula="of:=[.D46]/2^[.G48]" office:value-type="float" office:value="512" calcext:value-type="float">
            <text:p>512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9:28:32.146082967</meta:creation-date>
    <dc:date>2020-07-23T16:59:36.775787307</dc:date>
    <meta:editing-duration>PT24M37S</meta:editing-duration>
    <meta:editing-cycles>4</meta:editing-cycles>
    <meta:generator>LibreOffice/6.0.7.3$Linux_X86_64 LibreOffice_project/00m0$Build-3</meta:generator>
    <meta:document-statistic meta:table-count="1" meta:cell-count="2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21" svg:x="0.319cm" svg:y="0.18cm" svg:width="12.508cm" svg:height="8.646cm">
          <chartooo:coordinate-region svg:x="1.046cm" svg:y="0.38cm" svg:width="11.5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0">
                <text:p>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49975978266186E-032">
                <text:p>1.49975978266186E-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3.614cm" xlink:href=".." xlink:type="simple" chart:class="chart:scatter" chart:style-name="ch1">
        <chart:legend chart:legend-position="end" svg:x="13.114cm" svg:y="1.508cm" style:legend-expansion="high" chart:style-name="ch2"/>
        <chart:plot-area chart:style-name="ch3" table:cell-range-address="Sheet1.A28:Sheet1.A44 Sheet1.G28:Sheet1.G44" svg:x="0.319cm" svg:y="0.072cm" svg:width="12.476cm" svg:height="3.47cm">
          <chartooo:coordinate-region svg:x="1.152cm" svg:y="0.271cm" svg:width="11.457cm" svg:height="3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8:Sheet1.G44" chart:class="chart:scatter">
            <chart:domain table:cell-range-address="Sheet1.A28:Sheet1.A44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G28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435854959638824">
                <text:p>-0.43585495963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372583002030479">
                <text:p>-0.372583002030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245869835682875">
                <text:p>-0.245869835682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45869835682896">
                <text:p>-0.245869835682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372583002030485">
                <text:p>-0.37258300203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435854959638832">
                <text:p>-0.435854959638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9.59846260903589E-031">
                <text:p>-9.59846260903589E-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8:Sheet1.A44 Sheet1.D28:Sheet1.D44 Sheet1.F28:Sheet1.F44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8:Sheet1.D44" chart:class="chart:scatter">
            <chart:domain table:cell-range-address="Sheet1.A28:Sheet1.A44"/>
            <chart:data-point chart:repeated="17"/>
          </chart:series>
          <chart:series chart:style-name="ch7" chart:values-cell-range-address="Sheet1.F28:Sheet1.F44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D28:Sheet1.D44</svg:desc>
                </draw:g>
              </table:table-cell>
              <table:table-cell office:value-type="float" office:value="0">
                <text:p>0</text:p>
                <draw:g>
                  <svg:desc>Sheet1.F28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3585495963882">
                <text:p>2.43585495963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37258300203048">
                <text:p>9.3725830020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37258300203049">
                <text:p>9.37258300203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43585495963883">
                <text:p>2.43585495963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9846260903589E-031">
                <text:p>9.59846260903589E-0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